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rsid="0022d390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3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4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5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6" style:family="paragraph" style:parent-style-name="Standard">
      <style:paragraph-properties fo:margin-top="0in" fo:margin-bottom="0.3126in" loext:contextual-spacing="false" fo:text-align="start" style:justify-single-word="false" fo:orphans="2" fo:widows="2"/>
      <style:text-properties officeooo:rsid="0023eca8" officeooo:paragraph-rsid="0023eca8"/>
    </style:style>
    <style:style style:name="P7" style:family="paragraph" style:parent-style-name="Heading_20_1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8" style:family="paragraph" style:parent-style-name="Heading_20_1">
      <style:paragraph-properties fo:margin-top="0in" fo:margin-bottom="0.3126in" loext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paragraph-rsid="0022d390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9" style:family="paragraph" style:parent-style-name="Heading_20_1">
      <style:paragraph-properties fo:margin-top="0in" fo:margin-bottom="0.3126in" loext:contextual-spacing="false" fo:text-align="start" style:justify-single-word="false" fo:orphans="2" fo:widows="2"/>
      <style:text-properties officeooo:paragraph-rsid="0023eca8"/>
    </style:style>
    <style:style style:name="P10" style:family="paragraph" style:parent-style-name="Standard">
      <style:paragraph-properties fo:margin-left="0in" fo:margin-right="0in" fo:margin-top="0in" fo:margin-bottom="0.3126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3126in" loext:contextual-spacing="false" fo:text-align="start" style:justify-single-word="false" fo:orphans="2" fo:widows="2" fo:text-indent="0in" style:auto-text-indent="false"/>
    </style:style>
    <style:style style:name="P12" style:family="paragraph" style:parent-style-name="Text_20_body">
      <style:text-properties officeooo:rsid="0023eca8" officeooo:paragraph-rsid="0023eca8"/>
    </style:style>
    <style:style style:name="P13" style:family="paragraph" style:parent-style-name="Text_20_body">
      <style:text-properties officeooo:rsid="0023f0d5" officeooo:paragraph-rsid="0023f0d5"/>
    </style:style>
    <style:style style:name="P14" style:family="paragraph" style:parent-style-name="Text_20_body">
      <style:text-properties fo:font-weight="bold" officeooo:rsid="0023eca8" officeooo:paragraph-rsid="0023eca8" style:font-weight-asian="bold" style:font-weight-complex="bold"/>
    </style:style>
    <style:style style:name="P15" style:family="paragraph" style:parent-style-name="Text_20_body">
      <style:text-properties fo:font-weight="bold" officeooo:rsid="0023f0d5" officeooo:paragraph-rsid="0023f0d5" style:font-weight-asian="bold" style:font-weight-complex="bold"/>
    </style:style>
    <style:style style:name="T1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3" style:family="text">
      <style:text-properties fo:font-variant="normal" fo:text-transform="none" fo:color="#333333" style:font-name="HelveticaNeue" fo:font-size="10.5pt" fo:letter-spacing="normal" fo:font-style="normal" fo:font-weight="normal" officeooo:rsid="0023eca8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4" style:family="text">
      <style:text-properties fo:font-variant="normal" fo:text-transform="none" fo:color="#333333" style:font-name="HelveticaNeue" fo:font-size="10.5pt" fo:letter-spacing="normal" fo:font-style="normal" fo:font-weight="bold" officeooo: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T5" style:family="text">
      <style:text-properties officeooo:rsid="0022d390"/>
    </style:style>
    <style:style style:name="T6" style:family="text">
      <style:text-properties officeooo:rsid="002a02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 Doug,</text:p>
      <text:p text:style-name="P3"><text:span text:style-name="T6">S</text:span>orry for the late response. Login details below. And when you get to the AWS S3 console have a look around and see what's there. I setup the bucket 'tip-callcheck' for callcheck where you will find callcheck's custom message &amp; voicemail files.  Feel free to create a 'bucket' (folder) just for this project with open permissions to experiment.</text:p>
      <text:p text:style-name="P3"><text:span text:style-name="T6">U</text:span>ltimately, you may want to opt to use the backend server as an S3 proxy (for data validation &amp; security) instead of letting the endpoints communicate with S3 directly - callcheck worked this way. Please let me know where things are so I can pick it up this weekend.</text:p>
      <text:p text:style-name="P10">Now how to get into AWS..... <text:s/>The TIP AWS account is locked down (for good reason) using multi-factor authentication (username/password + 6 digit code).  You will need to use the 'Google Authenticator' app on your phone to generate these 6 digit multi-factor codes.</text:p>
      <text:p text:style-name="P10">First install the authenticator app from the play store, then you need to add TIP's AWS account to it by clicking the '+' icon and selecting 'scan a barcode'. Attached is the QR code to use to setup TIP's AWS account.</text:p>
      <text:p text:style-name="P10">Scan the barcode into the app and it begin displaying a time based code to use each time you open the authenticator app.  The AWS login process will prompt you for this code,</text:p>
      <text:p text:style-name="P1"><text:span text:style-name="T2">AWS URL: </text:span><text:a xlink:type="simple" xlink:href="https://aws.amazon.com/" office:target-frame-name="_blank" xlink:show="new" text:style-name="Internet_20_link" text:visited-style-name="Visited_20_Internet_20_Link">https://aws.amazon.com/</text:a></text:p>
      <text:p text:style-name="P11"><text:span text:style-name="T2">AWS username: </text:span><text:a xlink:type="simple" xlink:href="mailto:aws@tipsolutions.com" office:target-frame-name="_blank" xlink:show="new" text:style-name="Internet_20_link" text:visited-style-name="Visited_20_Internet_20_Link">aws@tipsolutions.com</text:a></text:p>
      <text:p text:style-name="P3">Password: <text:bookmark-start text:name="__DdeLink__34_1534017806"/>j1kIMyQYy39<text:bookmark-end text:name="__DdeLink__34_1534017806"/>K</text:p>
      <text:p text:style-name="P2">My user:</text:p>
      <text:p text:style-name="P4"><text:span text:style-name="T5">cartlc-download </text:span><text:span text:style-name="T1">AKIAJADYQXDQKYM7UKBA fdKQTZfB+4e7JRlYyaxbVREXXmKnD1sXdZGh1Uft</text:span></text:p>
      <text:p text:style-name="P5">Console:</text:p>
      <text:p text:style-name="P6"><text:a xlink:type="simple" xlink:href="https://console.aws.amazon.com/" text:style-name="Internet_20_link" text:visited-style-name="Visited_20_Internet_20_Link"><text:span text:style-name="T2">https://console.aws.amazon.com</text:span></text:a></text:p>
      <text:h text:style-name="P8" text:outline-level="1"><text:bookmark text:name="RetrievingObjectUsingJava"/>Get an Object Using the AWS SDK for Java</text:h>
      <text:p text:style-name="P6"><text:a xlink:type="simple" xlink:href="http://docs.aws.amazon.com/AmazonS3/latest/dev/RetrievingObjectUsingJava.html" text:style-name="Internet_20_link" text:visited-style-name="Visited_20_Internet_20_Link"><text:span text:style-name="T2">http://docs.aws.amazon.com/AmazonS3/latest/dev/RetrievingObjectUsingJava.html</text:span></text:a></text:p>
      <text:h text:style-name="P7" text:outline-level="1"><text:bookmark text:name="examples-s3-transfermanager"/><text:soft-page-break/>Using TransferManager for Amazon S3 Operations</text:h>
      <text:p text:style-name="P6"><text:bookmark-start text:name="__DdeLink__1379_738102038"/><text:a xlink:type="simple" xlink:href="http://docs.aws.amazon.com/sdk-for-java/v1/developer-guide/examples-s3-transfermanager.html#transfermanager-download-file" text:style-name="Internet_20_link" text:visited-style-name="Visited_20_Internet_20_Link"><text:span text:style-name="T2">http://docs.aws.amazon.com/sdk-for-java/v1/developer-guide/examples-s3-transfermanager.html#transfermanager-download-file</text:span></text:a><text:bookmark-end text:name="__DdeLink__1379_738102038"/></text:p>
      <text:h text:style-name="P7" text:outline-level="1"><text:bookmark text:name="setup-credentials"/>Set up AWS Credentials and Region for Development</text:h>
      <text:p text:style-name="P6"><text:a xlink:type="simple" xlink:href="http://docs.aws.amazon.com/sdk-for-java/v1/developer-guide/setup-credentials.html" text:style-name="Internet_20_link" text:visited-style-name="Visited_20_Internet_20_Link"><text:span text:style-name="T2">http://docs.aws.amazon.com/sdk-for-java/v1/developer-guide/setup-credentials.html</text:span></text:a></text:p>
      <text:h text:style-name="P9" text:outline-level="1"><text:bookmark text:name="UsingBucket"/><text:span text:style-name="T4">Working with Amazon S3 Buckets</text:span><text:span text:style-name="T2"><text:line-break/></text:span><text:a xlink:type="simple" xlink:href="http://docs.aws.amazon.com/AmazonS3/latest/dev/UsingBucket.html#access-bucket-intro" text:style-name="Internet_20_link" text:visited-style-name="Visited_20_Internet_20_Link"><text:span text:style-name="T3">http://docs.aws.amazon.com/AmazonS3/latest/dev/UsingBucket.html#access-bucket-intro</text:span></text:a></text:h>
      <text:p text:style-name="P14">AWS SDK for Java</text:p>
      <text:p text:style-name="P12"><text:a xlink:type="simple" xlink:href="https://aws.amazon.com/sdk-for-java/" text:style-name="Internet_20_link" text:visited-style-name="Visited_20_Internet_20_Link">https://aws.amazon.com/sdk-for-java/</text:a></text:p>
      <text:p text:style-name="P15">WRITING PLAY MODULES</text:p>
      <text:p text:style-name="P13">https://www.playframework.com/documentation/2.5.x/JavaPlay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05:59.311702378</meta:creation-date>
    <meta:generator>LibreOffice/6.2.8.2$Linux_X86_64 LibreOffice_project/20$Build-2</meta:generator>
    <dc:date>2020-09-11T19:51:49.506094006</dc:date>
    <meta:editing-duration>PT6H38M2S</meta:editing-duration>
    <meta:editing-cycles>12</meta:editing-cycles>
    <meta:document-statistic meta:table-count="0" meta:image-count="0" meta:object-count="0" meta:page-count="2" meta:paragraph-count="24" meta:word-count="282" meta:character-count="2150" meta:non-whitespace-character-count="1888"/>
  </office:meta>
</office:document-meta>
</file>